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-asian="MS Mincho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92515"/>
    </style:style>
    <style:style style:name="P4" style:family="paragraph" style:parent-style-name="Standard">
      <style:paragraph-properties fo:text-align="justify" style:justify-single-word="false"/>
      <style:text-properties officeooo:rsid="00198e78" officeooo:paragraph-rsid="00198e78"/>
    </style:style>
    <style:style style:name="P5" style:family="paragraph" style:parent-style-name="Text_20_body">
      <style:text-properties fo:language="pt" fo:country="BR" style:language-complex="ar" style:country-complex="SA"/>
    </style:style>
    <style:style style:name="P6" style:family="paragraph" style:parent-style-name="Text_20_body">
      <style:text-properties fo:language="pt" fo:country="BR" officeooo:rsid="00180648" officeooo:paragraph-rsid="00192515" style:language-complex="ar" style:country-complex="SA"/>
    </style:style>
    <style:style style:name="P7" style:family="paragraph" style:parent-style-name="Heading_20_5">
      <style:text-properties fo:language="pt" fo:country="BR" style:font-name-asian="MS Mincho" style:language-complex="ar" style:country-complex="SA"/>
    </style:style>
    <style:style style:name="P8" style:family="paragraph" style:parent-style-name="Abstract">
      <style:text-properties fo:language="pt" fo:country="BR" style:language-complex="ar" style:country-complex="SA"/>
    </style:style>
    <style:style style:name="P9" style:family="paragraph" style:parent-style-name="Affiliation">
      <style:text-properties style:font-name-asian="MS Mincho"/>
    </style:style>
    <style:style style:name="P10" style:family="paragraph" style:parent-style-name="Affiliation">
      <style:paragraph-properties fo:margin-left="0cm" fo:margin-right="0.3cm" fo:text-align="center" style:justify-single-word="false" fo:orphans="2" fo:widows="2" fo:text-indent="0cm" style:auto-text-indent="false"/>
      <style:text-properties officeooo:rsid="0011bea3" officeooo:paragraph-rsid="0011bea3" style:font-name-asian="MS Mincho"/>
    </style:style>
    <style:style style:name="P11" style:family="paragraph" style:parent-style-name="key_20_words">
      <style:text-properties fo:language="pt" fo:country="BR" style:font-name-asian="MS Mincho" style:language-complex="ar" style:country-complex="SA"/>
    </style:style>
    <style:style style:name="P12" style:family="paragraph" style:parent-style-name="Standard" style:list-style-name="L3">
      <style:paragraph-properties fo:text-align="justify" style:justify-single-word="false"/>
      <style:text-properties fo:language="pt" fo:country="BR" style:language-complex="ar" style:country-complex="SA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pt" fo:country="BR" style:language-complex="ar" style:country-complex="SA"/>
    </style:style>
    <style:style style:name="P14" style:family="paragraph" style:parent-style-name="Standard" style:list-style-name="L4">
      <style:paragraph-properties fo:text-align="justify" style:justify-single-word="false"/>
      <style:text-properties fo:language="pt" fo:country="BR" officeooo:paragraph-rsid="001ae41b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paragraph-rsid="002eaa44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198e78" officeooo:paragraph-rsid="00192515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295245" officeooo:paragraph-rsid="002842e0" style:language-complex="ar" style:country-complex="SA"/>
    </style:style>
    <style:style style:name="P18" style:family="paragraph" style:parent-style-name="Standard" style:list-style-name="L8">
      <style:paragraph-properties fo:text-align="justify" style:justify-single-word="false"/>
      <style:text-properties fo:language="pt" fo:country="BR" officeooo:rsid="00295245" officeooo:paragraph-rsid="002eaa44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language="pt" fo:country="BR" officeooo:rsid="002eaa44" officeooo:paragraph-rsid="002eaa44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style="normal" officeooo:rsid="001eadd4" officeooo:paragraph-rsid="001eadd4" style:font-style-asian="normal" style:language-complex="ar" style:country-complex="SA" style:font-style-complex="normal"/>
    </style:style>
    <style:style style:name="P21" style:family="paragraph" style:parent-style-name="Standard" style:list-style-name="L7">
      <style:paragraph-properties fo:text-align="justify" style:justify-single-word="false"/>
      <style:text-properties fo:language="pt" fo:country="BR" fo:font-weight="bold" officeooo:rsid="001ae41b" officeooo:paragraph-rsid="002860fe" style:font-weight-asian="bold" style:language-complex="ar" style:country-complex="SA" style:font-weight-complex="bold"/>
    </style:style>
    <style:style style:name="P22" style:family="paragraph" style:parent-style-name="Standard" style:list-style-name="L6">
      <style:paragraph-properties fo:text-align="justify" style:justify-single-word="false"/>
      <style:text-properties officeooo:rsid="00198e78" officeooo:paragraph-rsid="002842e0"/>
    </style:style>
    <style:style style:name="P23" style:family="paragraph" style:parent-style-name="Standard" style:list-style-name="L6">
      <style:paragraph-properties fo:text-align="center" style:justify-single-word="false"/>
      <style:text-properties officeooo:rsid="00198e78" officeooo:paragraph-rsid="002842e0"/>
    </style:style>
    <style:style style:name="P24" style:family="paragraph" style:parent-style-name="Standard" style:list-style-name="L6">
      <style:paragraph-properties fo:text-align="center" style:justify-single-word="false"/>
      <style:text-properties officeooo:rsid="00198e78" officeooo:paragraph-rsid="00295245"/>
    </style:style>
    <style:style style:name="P25" style:family="paragraph" style:parent-style-name="Standard">
      <style:paragraph-properties fo:text-align="center" style:justify-single-word="false"/>
      <style:text-properties officeooo:rsid="00198e78" officeooo:paragraph-rsid="00295245"/>
    </style:style>
    <style:style style:name="P26" style:family="paragraph" style:parent-style-name="Standard" style:list-style-name="L6">
      <style:paragraph-properties fo:text-align="justify" style:justify-single-word="false"/>
      <style:text-properties officeooo:paragraph-rsid="00198e78"/>
    </style:style>
    <style:style style:name="P27" style:family="paragraph" style:parent-style-name="Standard" style:list-style-name="L6">
      <style:paragraph-properties fo:text-align="justify" style:justify-single-word="false"/>
      <style:text-properties officeooo:paragraph-rsid="00295245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2a84ee"/>
    </style:style>
    <style:style style:name="P29" style:family="paragraph" style:parent-style-name="Standard">
      <style:paragraph-properties fo:text-align="justify" style:justify-single-word="false"/>
      <style:text-properties officeooo:paragraph-rsid="00198e78"/>
    </style:style>
    <style:style style:name="P30" style:family="paragraph" style:parent-style-name="Standard">
      <style:paragraph-properties fo:text-align="justify" style:justify-single-word="false"/>
      <style:text-properties officeooo:paragraph-rsid="002a84ee"/>
    </style:style>
    <style:style style:name="P31" style:family="paragraph" style:parent-style-name="Standard" style:list-style-name="L6">
      <style:paragraph-properties fo:text-align="justify" style:justify-single-word="false"/>
      <style:text-properties officeooo:rsid="0019a744" officeooo:paragraph-rsid="00295245"/>
    </style:style>
    <style:style style:name="P32" style:family="paragraph" style:parent-style-name="Standard">
      <style:paragraph-properties fo:text-align="justify" style:justify-single-word="false"/>
      <style:text-properties officeooo:rsid="0019a744" officeooo:paragraph-rsid="00295245"/>
    </style:style>
    <style:style style:name="P33" style:family="paragraph" style:parent-style-name="Standard" style:list-style-name="L6">
      <style:paragraph-properties fo:text-align="justify" style:justify-single-word="false"/>
      <style:text-properties officeooo:rsid="0027f964" officeooo:paragraph-rsid="0027f964"/>
    </style:style>
    <style:style style:name="P34" style:family="paragraph" style:parent-style-name="Standard" style:list-style-name="L6">
      <style:paragraph-properties fo:text-align="center" style:justify-single-word="false"/>
      <style:text-properties officeooo:paragraph-rsid="002842e0"/>
    </style:style>
    <style:style style:name="P35" style:family="paragraph" style:parent-style-name="Standard" style:list-style-name="L6">
      <style:paragraph-properties fo:text-align="center" style:justify-single-word="false"/>
      <style:text-properties officeooo:rsid="002842e0" officeooo:paragraph-rsid="002842e0"/>
    </style:style>
    <style:style style:name="P36" style:family="paragraph" style:parent-style-name="Standard">
      <style:paragraph-properties fo:text-align="center" style:justify-single-word="false"/>
      <style:text-properties officeooo:rsid="002842e0" officeooo:paragraph-rsid="002842e0"/>
    </style:style>
    <style:style style:name="P37" style:family="paragraph" style:parent-style-name="Standard" style:list-style-name="L6">
      <style:paragraph-properties fo:text-align="justify" style:justify-single-word="false"/>
      <style:text-properties officeooo:rsid="002860fe" officeooo:paragraph-rsid="002860fe"/>
    </style:style>
    <style:style style:name="P38" style:family="paragraph" style:parent-style-name="Standard" style:list-style-name="L5">
      <style:paragraph-properties fo:text-align="justify" style:justify-single-word="false"/>
      <style:text-properties officeooo:rsid="002860fe" officeooo:paragraph-rsid="002860fe"/>
    </style:style>
    <style:style style:name="P39" style:family="paragraph" style:parent-style-name="Standard">
      <style:paragraph-properties fo:text-align="justify" style:justify-single-word="false"/>
      <style:text-properties officeooo:rsid="002860fe" officeooo:paragraph-rsid="002860fe"/>
    </style:style>
    <style:style style:name="P40" style:family="paragraph" style:parent-style-name="Standard" style:list-style-name="L6">
      <style:paragraph-properties fo:text-align="center" style:justify-single-word="false"/>
      <style:text-properties officeooo:rsid="002860fe" officeooo:paragraph-rsid="002860fe"/>
    </style:style>
    <style:style style:name="P41" style:family="paragraph" style:parent-style-name="Standard">
      <style:paragraph-properties fo:text-align="justify" style:justify-single-word="false"/>
      <style:text-properties officeooo:rsid="00295245" officeooo:paragraph-rsid="00295245"/>
    </style:style>
    <style:style style:name="P42" style:family="paragraph" style:parent-style-name="Standard" style:list-style-name="L6">
      <style:paragraph-properties fo:text-align="justify" style:justify-single-word="false"/>
      <style:text-properties officeooo:rsid="00295245" officeooo:paragraph-rsid="00295245"/>
    </style:style>
    <style:style style:name="P43" style:family="paragraph" style:parent-style-name="Standard" style:list-style-name="L6">
      <style:paragraph-properties fo:text-align="justify" style:justify-single-word="false"/>
      <style:text-properties officeooo:rsid="00295245" officeooo:paragraph-rsid="002ac2e9"/>
    </style:style>
    <style:style style:name="P44" style:family="paragraph" style:parent-style-name="Standard" style:list-style-name="L6">
      <style:paragraph-properties fo:text-align="justify" style:justify-single-word="false"/>
      <style:text-properties officeooo:rsid="00295245" officeooo:paragraph-rsid="002b39eb"/>
    </style:style>
    <style:style style:name="P45" style:family="paragraph" style:parent-style-name="Standard">
      <style:paragraph-properties fo:text-align="justify" style:justify-single-word="false"/>
      <style:text-properties officeooo:rsid="00295245" officeooo:paragraph-rsid="002b39eb"/>
    </style:style>
    <style:style style:name="P46" style:family="paragraph" style:parent-style-name="Standard" style:list-style-name="L6">
      <style:paragraph-properties fo:text-align="center" style:justify-single-word="false"/>
      <style:text-properties officeooo:rsid="00295245" officeooo:paragraph-rsid="00295245"/>
    </style:style>
    <style:style style:name="P47" style:family="paragraph" style:parent-style-name="Standard" style:list-style-name="L6">
      <style:paragraph-properties fo:text-align="center" style:justify-single-word="false"/>
      <style:text-properties officeooo:rsid="00295245" officeooo:paragraph-rsid="002eaa44"/>
    </style:style>
    <style:style style:name="P48" style:family="paragraph" style:parent-style-name="Standard" style:list-style-name="L6">
      <style:paragraph-properties fo:text-align="justify" style:justify-single-word="false"/>
      <style:text-properties officeooo:rsid="002ac2e9" officeooo:paragraph-rsid="002ac36a"/>
    </style:style>
    <style:style style:name="P49" style:family="paragraph" style:parent-style-name="Standard" style:list-style-name="L6">
      <style:paragraph-properties fo:text-align="justify" style:justify-single-word="false"/>
      <style:text-properties officeooo:rsid="002eaa44" officeooo:paragraph-rsid="002eaa44"/>
    </style:style>
    <style:style style:name="P50" style:family="paragraph" style:parent-style-name="Standard" style:list-style-name="L6" style:master-page-name="">
      <style:paragraph-properties fo:text-align="center" style:justify-single-word="false" style:page-number="auto"/>
      <style:text-properties officeooo:rsid="00198e78" officeooo:paragraph-rsid="00198e78"/>
    </style:style>
    <style:style style:name="P51" style:family="paragraph" style:parent-style-name="Standard" style:master-page-name="">
      <style:paragraph-properties fo:text-align="justify" style:justify-single-word="false" style:page-number="auto"/>
      <style:text-properties officeooo:paragraph-rsid="002860fe"/>
    </style:style>
    <style:style style:name="P52" style:family="paragraph" style:parent-style-name="Standard" style:list-style-name="L6">
      <style:paragraph-properties fo:text-align="justify" style:justify-single-word="false" fo:orphans="2" fo:widows="2" style:writing-mode="lr-tb"/>
      <style:text-properties fo:language="pt" fo:country="BR" officeooo:rsid="00198e78" officeooo:paragraph-rsid="00198e78" style:language-complex="ar" style:country-complex="SA"/>
    </style:style>
    <style:style style:name="P53" style:family="paragraph" style:parent-style-name="Standard" style:list-style-name="L6">
      <style:paragraph-properties fo:text-align="justify" style:justify-single-word="false" fo:orphans="2" fo:widows="2" style:writing-mode="lr-tb"/>
      <style:text-properties fo:language="pt" fo:country="BR" officeooo:rsid="00295245" officeooo:paragraph-rsid="002ac2e9" style:language-complex="ar" style:country-complex="SA"/>
    </style:style>
    <style:style style:name="P54" style:family="paragraph" style:parent-style-name="Standard" style:master-page-name="">
      <style:paragraph-properties fo:text-align="justify" style:justify-single-word="false" style:page-number="auto"/>
      <style:text-properties officeooo:paragraph-rsid="002842e0"/>
    </style:style>
    <style:style style:name="P55" style:family="paragraph" style:parent-style-name="Standard" style:list-style-name="L6" style:master-page-name="">
      <style:paragraph-properties fo:text-align="justify" style:justify-single-word="false" style:page-number="auto"/>
      <style:text-properties officeooo:paragraph-rsid="002842e0"/>
    </style:style>
    <style:style style:name="P56" style:family="paragraph" style:parent-style-name="Standard" style:master-page-name="">
      <style:paragraph-properties fo:text-align="justify" style:justify-single-word="false" style:page-number="auto"/>
      <style:text-properties officeooo:paragraph-rsid="002860fe"/>
    </style:style>
    <style:style style:name="P57" style:family="paragraph" style:parent-style-name="Standard" style:list-style-name="L6" style:master-page-name="">
      <style:paragraph-properties fo:text-align="justify" style:justify-single-word="false" style:page-number="auto"/>
      <style:text-properties officeooo:paragraph-rsid="00295245"/>
    </style:style>
    <style:style style:name="P58" style:family="paragraph" style:parent-style-name="Standard" style:master-page-name="">
      <style:paragraph-properties fo:text-align="justify" style:justify-single-word="false" style:page-number="auto"/>
      <style:text-properties officeooo:paragraph-rsid="00295245"/>
    </style:style>
    <style:style style:name="P59" style:family="paragraph" style:parent-style-name="Standard" style:master-page-name="">
      <style:paragraph-properties fo:text-align="justify" style:justify-single-word="false" style:page-number="auto"/>
      <style:text-properties officeooo:paragraph-rsid="002eaa44"/>
    </style:style>
    <style:style style:name="P60" style:family="paragraph" style:parent-style-name="Heading_20_1">
      <style:text-properties fo:language="pt" fo:country="BR" officeooo:rsid="0012518a" officeooo:paragraph-rsid="0012518a" style:language-complex="ar" style:country-complex="SA"/>
    </style:style>
    <style:style style:name="P61" style:family="paragraph" style:parent-style-name="Heading_20_1">
      <style:text-properties fo:language="pt" fo:country="BR" officeooo:rsid="00180648" officeooo:paragraph-rsid="00180648" style:language-complex="ar" style:country-complex="SA"/>
    </style:style>
    <style:style style:name="P62" style:family="paragraph" style:parent-style-name="Heading_20_1">
      <style:text-properties fo:language="pt" fo:country="BR" officeooo:rsid="00192515" officeooo:paragraph-rsid="00192515" style:language-complex="ar" style:country-complex="SA"/>
    </style:style>
    <style:style style:name="P63" style:family="paragraph" style:parent-style-name="Heading_20_1">
      <style:text-properties officeooo:paragraph-rsid="00192515"/>
    </style:style>
    <style:style style:name="P64" style:family="paragraph" style:parent-style-name="Text_20_body" style:list-style-name="L1">
      <style:text-properties fo:language="pt" fo:country="BR" officeooo:rsid="00180648" officeooo:paragraph-rsid="00192515" style:language-complex="ar" style:country-complex="SA"/>
    </style:style>
    <style:style style:name="P65" style:family="paragraph" style:parent-style-name="Text_20_body" style:list-style-name="L2">
      <style:text-properties fo:language="pt" fo:country="BR" officeooo:rsid="00180648" officeooo:paragraph-rsid="00192515" style:language-complex="ar" style:country-complex="SA"/>
    </style:style>
    <style:style style:name="P66" style:family="paragraph" style:parent-style-name="Text_20_body">
      <style:text-properties fo:language="pt" fo:country="BR" officeooo:rsid="00201816" officeooo:paragraph-rsid="00201816" style:language-complex="ar" style:country-complex="SA"/>
    </style:style>
    <style:style style:name="P67" style:family="paragraph" style:parent-style-name="Text_20_body">
      <style:text-properties officeooo:paragraph-rsid="002045e1"/>
    </style:style>
    <style:style style:name="P68" style:family="paragraph" style:parent-style-name="Text_20_body">
      <style:text-properties officeooo:rsid="00218eea" officeooo:paragraph-rsid="0026528d"/>
    </style:style>
    <style:style style:name="P69" style:family="paragraph" style:parent-style-name="Heading_20_2">
      <style:text-properties fo:language="pt" fo:country="BR" officeooo:rsid="00180648" officeooo:paragraph-rsid="00192515" style:language-complex="ar" style:country-complex="SA"/>
    </style:style>
    <style:style style:name="P70" style:family="paragraph" style:parent-style-name="Affiliation">
      <style:paragraph-properties fo:margin-left="0cm" fo:margin-right="0.3cm" fo:text-align="center" style:justify-single-word="false" fo:orphans="2" fo:widows="2" fo:text-indent="0cm" style:auto-text-indent="false"/>
      <style:text-properties officeooo:rsid="0011bea3" officeooo:paragraph-rsid="0011bea3" style:font-name-asian="MS Mincho"/>
    </style:style>
    <style:style style:name="P71" style:family="paragraph" style:parent-style-name="Author" style:master-page-name="">
      <style:paragraph-properties fo:margin-left="0cm" fo:margin-right="0.3cm" fo:text-align="center" style:justify-single-word="false" fo:orphans="2" fo:widows="2" fo:text-indent="0cm" style:auto-text-indent="false" style:page-number="auto"/>
      <style:text-properties officeooo:rsid="00201816" officeooo:paragraph-rsid="00201816" style:font-name-asian="MS Mincho"/>
    </style:style>
    <style:style style:name="P72" style:family="paragraph" style:parent-style-name="bullet_20_list" style:list-style-name="L4">
      <style:text-properties fo:language="pt" fo:country="BR" officeooo:rsid="00192515" officeooo:paragraph-rsid="00192515" style:language-complex="ar" style:country-complex="SA"/>
    </style:style>
    <style:style style:name="P73" style:family="paragraph" style:parent-style-name="paper_20_title" style:master-page-name="Standard">
      <style:paragraph-properties style:page-number="auto"/>
      <style:text-properties officeooo:paragraph-rsid="001f7ef0"/>
    </style:style>
    <style:style style:name="P74" style:family="paragraph" style:parent-style-name="paper_20_title">
      <style:text-properties officeooo:paragraph-rsid="001f7ef0"/>
    </style:style>
    <style:style style:name="P75" style:family="paragraph" style:parent-style-name="references">
      <style:text-properties fo:language="pt" fo:country="BR" style:language-complex="ar" style:country-complex="SA"/>
    </style:style>
    <style:style style:name="P76" style:family="paragraph" style:parent-style-name="references">
      <style:text-properties fo:language="pt" fo:country="BR" officeooo:paragraph-rsid="00180648" style:language-complex="ar" style:country-complex="SA"/>
    </style:style>
    <style:style style:name="P77" style:family="paragraph" style:parent-style-name="references" style:list-style-name="WW8Num6">
      <style:text-properties officeooo:paragraph-rsid="0017e2ab"/>
    </style:style>
    <style:style style:name="T1" style:family="text">
      <style:text-properties style:font-name-asian="MS Mincho"/>
    </style:style>
    <style:style style:name="T2" style:family="text">
      <style:text-properties officeooo:rsid="0011bea3" style:font-name-asian="MS Mincho"/>
    </style:style>
    <style:style style:name="T3" style:family="text">
      <style:text-properties officeooo:rsid="0017e2ab" style:font-name-asian="MS Mincho"/>
    </style:style>
    <style:style style:name="T4" style:family="text">
      <style:text-properties officeooo:rsid="00180648" style:font-name-asian="MS Mincho"/>
    </style:style>
    <style:style style:name="T5" style:family="text">
      <style:text-properties officeooo:rsid="001eadd4" style:font-name-asian="MS Mincho"/>
    </style:style>
    <style:style style:name="T6" style:family="text">
      <style:text-properties officeooo:rsid="001ed0b4" style:font-name-asian="MS Mincho"/>
    </style:style>
    <style:style style:name="T7" style:family="text">
      <style:text-properties officeooo:rsid="00201816" style:font-name-asian="MS Mincho"/>
    </style:style>
    <style:style style:name="T8" style:family="text">
      <style:text-properties officeooo:rsid="002860fe" style:font-name-asian="MS Mincho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add4" style:font-style-asian="italic" style:font-style-complex="italic"/>
    </style:style>
    <style:style style:name="T11" style:family="text">
      <style:text-properties fo:font-style="italic" officeooo:rsid="002ac2e9" style:font-style-asian="italic" style:font-style-complex="italic"/>
    </style:style>
    <style:style style:name="T12" style:family="text">
      <style:text-properties fo:font-style="italic" officeooo:rsid="00295245" style:font-style-asian="italic" style:font-style-complex="italic"/>
    </style:style>
    <style:style style:name="T13" style:family="text">
      <style:text-properties fo:font-style="italic" officeooo:rsid="002eaa44" style:font-style-asian="italic" style:font-style-complex="italic"/>
    </style:style>
    <style:style style:name="T14" style:family="text">
      <style:text-properties fo:font-style="italic" officeooo:rsid="0011bea3" style:font-name-asian="MS Mincho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eadd4" style:font-style-asian="normal" style:font-style-complex="normal"/>
    </style:style>
    <style:style style:name="T17" style:family="text">
      <style:text-properties fo:font-style="normal" officeooo:rsid="002ac2e9" style:font-style-asian="normal" style:font-style-complex="normal"/>
    </style:style>
    <style:style style:name="T18" style:family="text">
      <style:text-properties fo:font-style="normal" officeooo:rsid="00295245" style:font-style-asian="normal" style:font-style-complex="normal"/>
    </style:style>
    <style:style style:name="T19" style:family="text">
      <style:text-properties fo:font-style="normal" officeooo:rsid="002ac36a" style:font-style-asian="normal" style:font-style-complex="normal"/>
    </style:style>
    <style:style style:name="T20" style:family="text">
      <style:text-properties fo:font-style="normal" officeooo:rsid="002b39eb" style:font-style-asian="normal" style:font-style-complex="normal"/>
    </style:style>
    <style:style style:name="T21" style:family="text">
      <style:text-properties fo:font-style="normal" officeooo:rsid="002eaa44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1bea3"/>
    </style:style>
    <style:style style:name="T24" style:family="text">
      <style:text-properties officeooo:rsid="0012518a"/>
    </style:style>
    <style:style style:name="T25" style:family="text">
      <style:text-properties fo:language="pt" fo:country="BR" style:language-complex="ar" style:country-complex="SA"/>
    </style:style>
    <style:style style:name="T26" style:family="text">
      <style:text-properties fo:language="pt" fo:country="BR" officeooo:rsid="00180648" style:language-complex="ar" style:country-complex="SA"/>
    </style:style>
    <style:style style:name="T27" style:family="text">
      <style:text-properties fo:language="pt" fo:country="BR" officeooo:rsid="00192515" style:language-complex="ar" style:country-complex="SA"/>
    </style:style>
    <style:style style:name="T28" style:family="text">
      <style:text-properties fo:language="pt" fo:country="BR" officeooo:rsid="00198e78" style:language-complex="ar" style:country-complex="SA"/>
    </style:style>
    <style:style style:name="T29" style:family="text">
      <style:text-properties fo:language="pt" fo:country="BR" officeooo:rsid="0027f964" style:language-complex="ar" style:country-complex="SA"/>
    </style:style>
    <style:style style:name="T30" style:family="text">
      <style:text-properties fo:language="pt" fo:country="BR" officeooo:rsid="002842e0" style:language-complex="ar" style:country-complex="SA"/>
    </style:style>
    <style:style style:name="T31" style:family="text">
      <style:text-properties fo:language="pt" fo:country="BR" officeooo:rsid="002a84ee" style:language-complex="ar" style:country-complex="SA"/>
    </style:style>
    <style:style style:name="T32" style:family="text">
      <style:text-properties fo:language="pt" fo:country="BR" officeooo:rsid="002ac2e9" style:language-complex="ar" style:country-complex="SA"/>
    </style:style>
    <style:style style:name="T33" style:family="text">
      <style:text-properties fo:language="pt" fo:country="BR" officeooo:rsid="002b39eb" style:language-complex="ar" style:country-complex="SA"/>
    </style:style>
    <style:style style:name="T34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35" style:family="text">
      <style:text-properties fo:language="pt" fo:country="BR" fo:font-style="italic" officeooo:rsid="002045e1" style:font-style-asian="italic" style:language-complex="ar" style:country-complex="SA" style:font-style-complex="italic"/>
    </style:style>
    <style:style style:name="T36" style:family="text">
      <style:text-properties fo:language="pt" fo:country="BR" fo:font-style="italic" officeooo:rsid="00218eea" style:font-style-asian="italic" style:language-complex="ar" style:country-complex="SA" style:font-style-complex="italic"/>
    </style:style>
    <style:style style:name="T37" style:family="text">
      <style:text-properties fo:language="pt" fo:country="BR" fo:font-style="italic" officeooo:rsid="00295245" style:font-style-asian="italic" style:language-complex="ar" style:country-complex="SA" style:font-style-complex="italic"/>
    </style:style>
    <style:style style:name="T38" style:family="text">
      <style:text-properties fo:language="pt" fo:country="BR" fo:font-style="italic" officeooo:rsid="002ac2e9" style:font-style-asian="italic" style:language-complex="ar" style:country-complex="SA" style:font-style-complex="italic"/>
    </style:style>
    <style:style style:name="T39" style:family="text">
      <style:text-properties fo:language="pt" fo:country="BR" fo:font-style="italic" officeooo:rsid="002b39eb" style:font-style-asian="italic" style:language-complex="ar" style:country-complex="SA" style:font-style-complex="italic"/>
    </style:style>
    <style:style style:name="T40" style:family="text">
      <style:text-properties fo:language="pt" fo:country="BR" fo:font-style="normal" style:font-style-asian="normal" style:language-complex="ar" style:country-complex="SA" style:font-style-complex="normal"/>
    </style:style>
    <style:style style:name="T41" style:family="text">
      <style:text-properties fo:language="pt" fo:country="BR" fo:font-style="normal" officeooo:rsid="002045e1" style:font-style-asian="normal" style:language-complex="ar" style:country-complex="SA" style:font-style-complex="normal"/>
    </style:style>
    <style:style style:name="T42" style:family="text">
      <style:text-properties fo:language="pt" fo:country="BR" fo:font-style="normal" officeooo:rsid="00218eea" style:font-style-asian="normal" style:language-complex="ar" style:country-complex="SA" style:font-style-complex="normal"/>
    </style:style>
    <style:style style:name="T43" style:family="text">
      <style:text-properties fo:language="pt" fo:country="BR" fo:font-style="normal" officeooo:rsid="0026528d" style:font-style-asian="normal" style:language-complex="ar" style:country-complex="SA" style:font-style-complex="normal"/>
    </style:style>
    <style:style style:name="T44" style:family="text">
      <style:text-properties fo:language="pt" fo:country="BR" fo:font-style="normal" officeooo:rsid="002842e0" style:font-style-asian="normal" style:language-complex="ar" style:country-complex="SA" style:font-style-complex="normal"/>
    </style:style>
    <style:style style:name="T45" style:family="text">
      <style:text-properties fo:language="pt" fo:country="BR" fo:font-style="normal" officeooo:rsid="00295245" style:font-style-asian="normal" style:language-complex="ar" style:country-complex="SA" style:font-style-complex="normal"/>
    </style:style>
    <style:style style:name="T46" style:family="text">
      <style:text-properties fo:language="pt" fo:country="BR" fo:font-style="normal" officeooo:rsid="002ac2e9" style:font-style-asian="normal" style:language-complex="ar" style:country-complex="SA" style:font-style-complex="normal"/>
    </style:style>
    <style:style style:name="T47" style:family="text">
      <style:text-properties fo:language="pt" fo:country="BR" fo:font-style="normal" officeooo:rsid="002b39eb" style:font-style-asian="normal" style:language-complex="ar" style:country-complex="SA" style:font-style-complex="normal"/>
    </style:style>
    <style:style style:name="T48" style:family="text">
      <style:text-properties fo:language="pt" fo:country="BR" fo:font-style="normal" officeooo:rsid="002cb116" style:font-style-asian="normal" style:language-complex="ar" style:country-complex="SA" style:font-style-complex="normal"/>
    </style:style>
    <style:style style:name="T49" style:family="text">
      <style:text-properties fo:language="pt" fo:country="BR" fo:font-style="normal" officeooo:rsid="002eaa44" style:font-style-asian="normal" style:language-complex="ar" style:country-complex="SA" style:font-style-complex="normal"/>
    </style:style>
    <style:style style:name="T50" style:family="text">
      <style:text-properties fo:language="pt" fo:country="BR" style:font-name-asian="MS Mincho" style:language-complex="ar" style:country-complex="SA"/>
    </style:style>
    <style:style style:name="T51" style:family="text">
      <style:text-properties fo:language="pt" fo:country="BR" officeooo:rsid="0017e2ab" style:font-name-asian="MS Mincho" style:language-complex="ar" style:country-complex="SA"/>
    </style:style>
    <style:style style:name="T52" style:family="text">
      <style:text-properties fo:language="pt" fo:country="BR" style:font-name-asian="Times New Roman" style:language-complex="ar" style:country-complex="SA"/>
    </style:style>
    <style:style style:name="T53" style:family="text">
      <style:text-properties fo:language="pt" fo:country="BR" officeooo:rsid="0011bea3" style:font-name-asian="Times New Roman" style:language-complex="ar" style:country-complex="SA"/>
    </style:style>
    <style:style style:name="T54" style:family="text">
      <style:text-properties fo:language="pt" fo:country="BR" fo:font-weight="bold" style:font-weight-asian="bold" style:language-complex="ar" style:country-complex="SA" style:font-weight-complex="bold"/>
    </style:style>
    <style:style style:name="T55" style:family="text">
      <style:text-properties officeooo:rsid="001ae41b"/>
    </style:style>
    <style:style style:name="T56" style:family="text">
      <style:text-properties officeooo:rsid="001eadd4"/>
    </style:style>
    <style:style style:name="T57" style:family="text">
      <style:text-properties officeooo:rsid="00201816"/>
    </style:style>
    <style:style style:name="T58" style:family="text">
      <style:text-properties officeooo:rsid="0026528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27f964"/>
    </style:style>
    <style:style style:name="T61" style:family="text">
      <style:text-properties style:font-name="Courier" fo:font-size="9pt" fo:language="pt" fo:country="BR" fo:font-style="normal" style:font-size-asian="9pt" style:font-style-asian="normal" style:font-size-complex="9pt" style:language-complex="ar" style:country-complex="SA" style:font-style-complex="normal"/>
    </style:style>
    <style:style style:name="T62" style:family="text">
      <style:text-properties style:font-name="Courier" fo:font-size="9pt" fo:language="pt" fo:country="BR" fo:font-style="normal" officeooo:rsid="0027f964" style:font-size-asian="9pt" style:font-style-asian="normal" style:font-size-complex="9pt" style:language-complex="ar" style:country-complex="SA" style:font-style-complex="normal"/>
    </style:style>
    <style:style style:name="T63" style:family="text">
      <style:text-properties style:font-name="Courier" fo:font-size="9pt" fo:language="pt" fo:country="BR" fo:font-style="normal" officeooo:rsid="002842e0" style:font-size-asian="9pt" style:font-style-asian="normal" style:font-size-complex="9pt" style:language-complex="ar" style:country-complex="SA" style:font-style-complex="normal"/>
    </style:style>
    <style:style style:name="T64" style:family="text">
      <style:text-properties style:font-name="Courier" fo:font-size="9pt" fo:language="pt" fo:country="BR" fo:font-style="normal" officeooo:rsid="00295245" style:font-size-asian="9pt" style:font-style-asian="normal" style:font-size-complex="9pt" style:language-complex="ar" style:country-complex="SA" style:font-style-complex="normal"/>
    </style:style>
    <style:style style:name="T65" style:family="text">
      <style:text-properties style:font-name="Courier" fo:font-size="9pt" fo:language="pt" fo:country="BR" fo:font-style="normal" officeooo:rsid="002a84ee" style:font-size-asian="9pt" style:font-style-asian="normal" style:font-size-complex="9pt" style:language-complex="ar" style:country-complex="SA" style:font-style-complex="normal"/>
    </style:style>
    <style:style style:name="T66" style:family="text">
      <style:text-properties style:font-name="Courier" fo:font-size="9pt" fo:language="pt" fo:country="BR" fo:font-style="normal" officeooo:rsid="002ac36a" style:font-size-asian="9pt" style:font-style-asian="normal" style:font-size-complex="9pt" style:language-complex="ar" style:country-complex="SA" style:font-style-complex="normal"/>
    </style:style>
    <style:style style:name="T67" style:family="text">
      <style:text-properties style:font-name="Courier" fo:font-size="9pt" fo:language="pt" fo:country="BR" fo:font-style="normal" officeooo:rsid="002b39eb" style:font-size-asian="9pt" style:font-style-asian="normal" style:font-size-complex="9pt" style:language-complex="ar" style:country-complex="SA" style:font-style-complex="normal"/>
    </style:style>
    <style:style style:name="T68" style:family="text">
      <style:text-properties style:font-name="Courier" fo:font-size="9pt" fo:language="pt" fo:country="BR" fo:font-style="normal" officeooo:rsid="002eaa44" style:font-size-asian="9pt" style:font-style-asian="normal" style:font-size-complex="9pt" style:language-complex="ar" style:country-complex="SA" style:font-style-complex="normal"/>
    </style:style>
    <style:style style:name="T69" style:family="text">
      <style:text-properties style:font-name="Courier" fo:font-size="9pt" fo:language="pt" fo:country="BR" style:font-size-asian="9pt" style:font-size-complex="9pt" style:language-complex="ar" style:country-complex="SA"/>
    </style:style>
    <style:style style:name="T70" style:family="text">
      <style:text-properties style:font-name="Courier" fo:font-size="9pt" fo:language="pt" fo:country="BR" officeooo:rsid="0027f964" style:font-size-asian="9pt" style:font-size-complex="9pt" style:language-complex="ar" style:country-complex="SA"/>
    </style:style>
    <style:style style:name="T71" style:family="text">
      <style:text-properties style:font-name="Courier" fo:font-size="9pt" fo:font-style="normal" style:font-size-asian="7.84999990463257pt" style:font-style-asian="normal" style:font-size-complex="9pt" style:font-style-complex="normal"/>
    </style:style>
    <style:style style:name="T72" style:family="text">
      <style:text-properties style:font-name="Courier" fo:font-size="9pt" fo:font-style="normal" style:font-size-asian="9pt" style:font-style-asian="normal" style:font-size-complex="9pt" style:font-style-complex="normal"/>
    </style:style>
    <style:style style:name="T73" style:family="text">
      <style:text-properties style:font-name="Courier" fo:font-size="9pt" fo:font-style="normal" officeooo:rsid="002842e0" style:font-size-asian="9pt" style:font-style-asian="normal" style:font-size-complex="9pt" style:font-style-complex="normal"/>
    </style:style>
    <style:style style:name="T74" style:family="text">
      <style:text-properties style:font-name="Courier" fo:font-size="9pt" fo:font-style="normal" officeooo:rsid="002ac2e9" style:font-size-asian="9pt" style:font-style-asian="normal" style:font-size-complex="9pt" style:font-style-complex="normal"/>
    </style:style>
    <style:style style:name="T75" style:family="text">
      <style:text-properties style:font-name="Courier" fo:font-size="9pt" fo:font-style="normal" officeooo:rsid="002ac36a" style:font-size-asian="9pt" style:font-style-asian="normal" style:font-size-complex="9pt" style:font-style-complex="normal"/>
    </style:style>
    <style:style style:name="T76" style:family="text">
      <style:text-properties style:font-name="Courier" fo:font-size="9pt" fo:font-style="normal" officeooo:rsid="002b39eb" style:font-size-asian="9pt" style:font-style-asian="normal" style:font-size-complex="9pt" style:font-style-complex="normal"/>
    </style:style>
    <style:style style:name="T77" style:family="text">
      <style:text-properties style:font-name="Courier" fo:font-size="9pt" fo:font-style="normal" officeooo:rsid="002eaa44" style:font-size-asian="9pt" style:font-style-asian="normal" style:font-size-complex="9pt" style:font-style-complex="normal"/>
    </style:style>
    <style:style style:name="T78" style:family="text">
      <style:text-properties style:font-name="Times New Roman" fo:font-size="10pt" fo:language="pt" fo:country="BR" fo:font-style="normal" officeooo:rsid="00198e78" style:font-size-asian="8.75pt" style:font-style-asian="normal" style:font-size-complex="10pt" style:language-complex="ar" style:country-complex="SA" style:font-style-complex="normal"/>
    </style:style>
    <style:style style:name="T79" style:family="text">
      <style:text-properties style:font-name="Times New Roman" fo:font-size="10pt" fo:language="pt" fo:country="BR" fo:font-style="normal" officeooo:rsid="0027f964" style:font-size-asian="8.75pt" style:font-style-asian="normal" style:font-size-complex="10pt" style:language-complex="ar" style:country-complex="SA" style:font-style-complex="normal"/>
    </style:style>
    <style:style style:name="T80" style:family="text">
      <style:text-properties style:font-name="Times New Roman" fo:font-size="10pt" fo:language="pt" fo:country="BR" fo:font-style="italic" officeooo:rsid="0027f964" style:font-size-asian="8.75pt" style:font-style-asian="italic" style:font-size-complex="10pt" style:language-complex="ar" style:country-complex="SA" style:font-style-complex="italic"/>
    </style:style>
    <style:style style:name="T81" style:family="text">
      <style:text-properties style:font-name="Times New Roman" fo:font-size="10pt" fo:font-style="normal" style:font-size-asian="8.75pt" style:font-style-asian="normal" style:font-size-complex="10pt" style:font-style-complex="normal"/>
    </style:style>
    <style:style style:name="T82" style:family="text">
      <style:text-properties style:font-name="Times New Roman" fo:font-size="10pt" fo:font-style="normal" officeooo:rsid="002842e0" style:font-size-asian="8.75pt" style:font-style-asian="normal" style:font-size-complex="10pt" style:font-style-complex="normal"/>
    </style:style>
    <style:style style:name="T83" style:family="text">
      <style:text-properties style:font-name="Times New Roman" fo:font-size="10pt" fo:font-style="italic" style:font-size-asian="8.75pt" style:font-style-asian="italic" style:font-size-complex="10pt" style:font-style-complex="italic"/>
    </style:style>
    <style:style style:name="T84" style:family="text">
      <style:text-properties officeooo:rsid="00295245"/>
    </style:style>
    <style:style style:name="T85" style:family="text">
      <style:text-properties officeooo:rsid="002a84ee"/>
    </style:style>
    <style:style style:name="T86" style:family="text">
      <style:text-properties officeooo:rsid="002ac2e9"/>
    </style:style>
    <style:style style:name="T87" style:family="text">
      <style:text-properties officeooo:rsid="002b39eb"/>
    </style:style>
    <style:style style:name="T88" style:family="text">
      <style:text-properties officeooo:rsid="002eaa44"/>
    </style:style>
    <style:style style:name="Sect1" style:family="section">
      <style:section-properties style:writing-mode="lr-tb" fo:margin-left="-1.207cm" fo:margin-right="-0.007cm" style:editable="false">
        <style:columns fo:column-count="2">
          <style:column style:rel-width="444*" fo:start-indent="0cm" fo:end-indent="0.651cm"/>
          <style:column style:rel-width="10682*" fo:start-indent="0.65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6">Sistema de </text:span><text:span text:style-name="T2">Controle </text:span><text:span text:style-name="T5">R</text:span><text:span text:style-name="T2">emoto </text:span></text:p>
      <text:p text:style-name="P74"><text:span text:style-name="T2">de </text:span><text:span text:style-name="T5">A</text:span><text:span text:style-name="T2">r-</text:span><text:span text:style-name="T5">C</text:span><text:span text:style-name="T2">ondicionado</text:span></text:p>
      <text:p text:style-name="P1"/>
      <text:section text:style-name="Sect1" text:name="Seção1">
        <text:p text:style-name="P71">Rodrigo Santana Gonçalves</text:p>
        <text:p text:style-name="P10">Universidade de Brasília - UnB</text:p>
        <text:p text:style-name="P10">Faculdade do Gama - FGA</text:p>
        <text:p text:style-name="P10">Brasília - <text:span text:style-name="T57">DF</text:span>, Brasil</text:p>
        <text:p text:style-name="P10"><text:span text:style-name="T57">rodrigosg2000</text:span>@gmail.com</text:p>
      </text:section>
      <text:section text:style-name="Sect2" text:name="Seção2">
        <text:p text:style-name="P9"/>
        <text:p text:style-name="P1"/>
      </text:section>
      <text:section text:style-name="Sect3" text:name="Seção3">
        <text:p text:style-name="P8"><text:span text:style-name="T14">Resumo </text:span><text:span text:style-name="T1">— </text:span><text:span text:style-name="T2">Este relatório descreve a </text:span><text:span text:style-name="T7">implementação de um sistema embarcado </text:span><text:span text:style-name="T2">cliente/servidor para controle remoto de ar-condicionado.</text:span></text:p>
        <text:p text:style-name="P11"><text:span text:style-name="T24">Palavras-chave</text:span> — <text:span text:style-name="T23">ar-condicionado</text:span>; <text:span text:style-name="T23">controle</text:span>; <text:span text:style-name="T23">remoto</text:span>; <text:span text:style-name="T23">cliente</text:span>; <text:span text:style-name="T23">servidor; sistema embarcado;</text:span></text:p>
        <text:list xml:id="list8025144039779537300" text:style-name="WW8Num5">
          <text:list-item>
            <text:h text:style-name="Heading_20_1" text:outline-level="1"><text:span text:style-name="T52"><text:s/></text:span><text:span text:style-name="T53">Objetivo</text:span></text:h>
          </text:list-item>
        </text:list>
        <text:p text:style-name="P5"><text:span text:style-name="T23">O objetivo deste relatório é apresentar as técnicas utilizadas para o desenvolvimento do sistema, descrever as funcionalidades e como cada uma das funcionalidades foi implementada</text:span>.</text:p>
        <text:list xml:id="list213020789311964" text:continue-numbering="true" text:style-name="WW8Num5">
          <text:list-item>
            <text:h text:style-name="P60" text:outline-level="1">Introdução</text:h>
          </text:list-item>
        </text:list>
        <text:p text:style-name="P66">O sistema embarcado cliente/servidor desenvolvido neste trabalho, em que o intuito é controlar de forma remota um ar-condicionado, foram utilizados <text:span text:style-name="T9">Sockets</text:span><text:span text:style-name="T15"> na implementação para comunicação entre os sistemas finais, no caso o controle remoto e o ar-condicionado. </text:span></text:p>
        <text:p text:style-name="P66"><text:span text:style-name="T15">Um processo envia e recebe mensagens por meio de </text:span><text:span text:style-name="T9">socket</text:span><text:span text:style-name="T15">. O </text:span><text:span text:style-name="T9">socket</text:span><text:span text:style-name="T15"> é um canal de comunicação criada entre o cliente e servidor no qual a mensagem trafega na rede até chegar ao destinatário. Existem, portanto, dois </text:span><text:span text:style-name="T9">sockets</text:span><text:span text:style-name="T15">, um em cada </text:span><text:span text:style-name="T9">host</text:span><text:span text:style-name="T15">. [1]</text:span></text:p>
        <text:p text:style-name="P67"><text:span text:style-name="T41">No caso do sistema implementado, o processo do servidor tem duas funcionalidades principais: ler a temperatura ambiente e acionar chave liga/desliga do ar-condicionado. <text:s/>Para tanto, é necessário que o processo </text:span><text:span text:style-name="T42">servidor </text:span><text:span text:style-name="T41">escute duas portas para receber e tratar as duas possíveis requisições do processo cliente por meio de </text:span><text:span text:style-name="T35">threads</text:span><text:span text:style-name="T41">. </text:span><text:span text:style-name="T42">As </text:span><text:span text:style-name="T36">threads </text:span><text:span text:style-name="T42">são partes de um processo, ou seja, são um conjunto de instruções de um processo. Elas são mais “leves” em termos de custo de CPU ao serem criadas e destruídas. As </text:span><text:span text:style-name="T36">threads</text:span><text:span text:style-name="T42"> podem ser executadas paralelamente e permite a programação de aplicações concorrentes. [2]</text:span></text:p>
        <text:p text:style-name="P68"><text:span text:style-name="T40">Ao finalizar os processos criados, deve-se fechar o </text:span><text:span text:style-name="T34">socket. </text:span><text:span text:style-name="T40">Para isso, foi utilizado o conceito de sinais para fechar os arquivos que foram abertos pelo processo removendo-os da tabela de descritor de </text:span><text:span text:style-name="T43">arquivos.</text:span></text:p>
        <text:p text:style-name="P68"><text:span text:style-name="T43">Estes sinais funcionam como uma forma de interrupção ao processo em andamento. Sinais são mensagens enviadas ao processo de forma assíncrona e o processo pode se preparar para tratar cada tipo de sinal. Caso não sejam tratadas, o tratamento dos sinais ficam a cargo do sistema operacional. </text:span><text:span text:style-name="T26">[3]</text:span></text:p>
        <text:list xml:id="list213020548699528" text:continue-numbering="true" text:style-name="WW8Num5">
          <text:list-item>
            <text:h text:style-name="P61" text:outline-level="1">Especificação</text:h>
          </text:list-item>
        </text:list>
        <text:p text:style-name="P6">A seguir ser<text:span text:style-name="T58">ão</text:span> apresentad<text:span text:style-name="T58">as</text:span> as <text:span text:style-name="T58">implementações das funcionalidades </text:span>do cliente e servidor. <text:span text:style-name="T58">Durante o desenvolvimento, foi utilizado um código de referência que roda em uma placa Arduino afim de simular o comportamento do ar-condicionado.</text:span></text:p>
        <text:list xml:id="list213021050169346" text:continue-numbering="true" text:style-name="WW8Num5">
          <text:list-item>
            <text:list>
              <text:list-item>
                <text:h text:style-name="P69" text:outline-level="2">Cliente</text:h>
              </text:list-item>
            </text:list>
          </text:list-item>
        </text:list>
        <text:list xml:id="list2805381078817914103" text:style-name="L1">
          <text:list-item>
            <text:p text:style-name="P64">O <text:span text:style-name="T58">c</text:span>liente deve requisitar a temperatura atual ao servidor de forma periódica <text:span text:style-name="T60">(automática)</text:span>.</text:p>
          </text:list-item>
        </text:list>
        <text:list xml:id="list5956959061647753035" text:style-name="L2">
          <text:list-item>
            <text:p text:style-name="P65">O <text:span text:style-name="T58">c</text:span>liente deve <text:span text:style-name="T58">enviar </text:span>comandos <text:span text:style-name="T58">para requisitar a temperatura atual e</text:span> ligar <text:span text:style-name="T58">ou</text:span> <text:span text:style-name="T58">des</text:span>ligar o ar-condicionado.</text:p>
          </text:list-item>
          <text:list-item>
            <text:p text:style-name="P65">A tela do cliente deve apresentar as informações de temperatura atual, o estado da chave do ar condicionado (ligado/desligado) e um menu <text:span text:style-name="T58">para escolher as opções descritas no item anterior</text:span>.</text:p>
          </text:list-item>
        </text:list>
        <text:list xml:id="list213021294237294" text:continue-list="list213021050169346" text:style-name="WW8Num5">
          <text:list-item>
            <text:list>
              <text:list-item>
                <text:h text:style-name="P69" text:outline-level="2">Servidor</text:h>
              </text:list-item>
            </text:list>
          </text:list-item>
        </text:list>
        <text:list xml:id="list8914640558081978926" text:style-name="L3">
          <text:list-item>
            <text:p text:style-name="P12">Implementar a comunicação serial via UART com <text:span text:style-name="T55">o </text:span>Arduino usando o seguinte protocolo:</text:p>
          </text:list-item>
        </text:list>
        <text:list xml:id="list7313400110481300682" text:style-name="L4">
          <text:list-item>
            <text:list>
              <text:list-item>
                <text:p text:style-name="P72">Leitura da Temperatura:</text:p>
                <text:list>
                  <text:list-item>
                    <text:p text:style-name="P72">Enviar o byte <text:span text:style-name="T59">0x05</text:span> para solicitar a temperatura; </text:p>
                  </text:list-item>
                  <text:list-item>
                    <text:p text:style-name="P72">Ler 4 bytes e armazenar em um <text:span text:style-name="T22">float</text:span>.</text:p>
                  </text:list-item>
                </text:list>
              </text:list-item>
              <text:list-item>
                <text:p text:style-name="P72">Acionamento da Chave (liga/desliga):</text:p>
                <text:list>
                  <text:list-item>
                    <text:p text:style-name="P72">Enviar o byte <text:span text:style-name="T59">0xA0</text:span> seguido do byte <text:span text:style-name="T59">0x00 </text:span>(desliga) ou <text:span text:style-name="T59">0x01 </text:span>(liga). </text:p>
                  </text:list-item>
                  <text:list-item>
                    <text:p text:style-name="P72">Aguardar o retorno do byte <text:span text:style-name="T59">0xA1</text:span> confirmando o recebimento do comando.</text:p>
                  </text:list-item>
                </text:list>
              </text:list-item>
              <text:list-item>
                <text:p text:style-name="P72">Erro de comunicação:</text:p>
                <text:list>
                  <text:list-item>
                    <text:p text:style-name="P72">O Arduino retorna <text:span text:style-name="T59">0xE1</text:span> em caso de comando desconhecido.</text:p>
                  </text:list-item>
                </text:list>
              </text:list-item>
            </text:list>
          </text:list-item>
          <text:list-item>
            <text:p text:style-name="P14"><text:soft-page-break/>Implementar um serviço de rede (via <text:span text:style-name="T15">Sockets</text:span>) para escutar na porta 8080 aguardando requisições dos dados de temperatura pelo cliente.</text:p>
          </text:list-item>
          <text:list-item>
            <text:p text:style-name="P13">Implementar um serviço de rede (via Sockets) para escutar na porta 3000 aguardando comandos para ligar/desligar a chave do ar condicionado.</text:p>
          </text:list-item>
          <text:list-item>
            <text:p text:style-name="P72">Criação de um arquivo de LOG que deve imprimir: data, hora e IP do cliente para cada acesso feito, além do comando solicitado (leitura da temperatura ou acionamento da chave). </text:p>
          </text:list-item>
        </text:list>
        <text:list xml:id="list213022125246505" text:continue-list="list213021294237294" text:style-name="WW8Num5">
          <text:list-item>
            <text:h text:style-name="P62" text:outline-level="1">Implementação e prototipação</text:h>
          </text:list-item>
        </text:list>
        <text:p text:style-name="P3"><text:span text:style-name="T27"><text:tab/></text:span><text:span text:style-name="T28">A seguir será apresentad</text:span><text:span text:style-name="T29">a forma de implementação de cada </text:span><text:span text:style-name="T28">funcionalidade.</text:span></text:p>
        <text:p text:style-name="P16"/>
        <text:list xml:id="list3024327343020514806" text:style-name="L5">
          <text:list-item>
            <text:p text:style-name="P38"><text:span text:style-name="T54">Cliente</text:span></text:p>
          </text:list-item>
        </text:list>
        <text:list xml:id="list9001637866684279517" text:style-name="L6">
          <text:list-item>
            <text:p text:style-name="P26"><text:span text:style-name="T29">O</text:span><text:span text:style-name="T28"> sinal de interrupção </text:span><text:span text:style-name="T29">é</text:span><text:span text:style-name="T28"> tratado </text:span><text:span text:style-name="T29">através da função </text:span><text:span text:style-name="T62">quit()</text:span><text:span text:style-name="T78">, </text:span><text:span text:style-name="T79">que é responsável por fechar os </text:span><text:span text:style-name="T80">sockets</text:span><text:span text:style-name="T79"> e mostrar uma mensagem de finalização do processo.</text:span></text:p>
          </text:list-item>
        </text:list>
        <text:p text:style-name="P29"><text:span text:style-name="T79"/></text:p>
        <text:list xml:id="list213021801533481" text:continue-numbering="true" text:style-name="L6">
          <text:list-header>
            <text:p text:style-name="P50"><text:span text:style-name="T69">signal(SIGINT, </text:span><text:span text:style-name="T70">quit)</text:span></text:p>
            <text:p text:style-name="P52"/>
          </text:list-header>
          <text:list-item>
            <text:p text:style-name="P37">Em seguida são mostradas as opções ao usuário através de um menu. As opções são: <text:s/>1) Ligar; 2) Desligar; 3) Solicitar temperatura; 9) Sair; 0) Limpar tela. </text:p>
            <text:p text:style-name="P37"/>
          </text:list-item>
          <text:list-item>
            <text:p text:style-name="P37">Caso o usuário entre com as opções 1 ou 2, é chamada a função</text:p>
          </text:list-item>
        </text:list>
        <text:p text:style-name="P51"><text:span text:style-name="T79"/></text:p>
        <text:list xml:id="list213021429036351" text:continue-numbering="true" text:style-name="L6">
          <text:list-header>
            <text:p text:style-name="P40"><text:span text:style-name="T70">s</text:span><text:span text:style-name="T69">et_status_key(option)</text:span></text:p>
            <text:p text:style-name="P37"/>
            <text:p text:style-name="P37">passando o valor da opção (1 ou 2) como parâmetro, e retornando um booleano indicando se a ação foi corretamente executada. Esta função faz uma conexão com servidor enviando uma mensagem “<text:span text:style-name="T9">on</text:span>” ou “<text:span text:style-name="T9">off</text:span>” para ligar ou desligar o ar-condicionado <text:span text:style-name="T86">através da conexão </text:span><text:span text:style-name="T11">socket</text:span>.</text:p>
          </text:list-header>
        </text:list>
        <text:p text:style-name="P39"/>
        <text:list xml:id="list213020694460854" text:continue-numbering="true" text:style-name="L6">
          <text:list-item>
            <text:p text:style-name="P37">Caso o usuário entre com a opção 3, é chamada a função</text:p>
          </text:list-item>
        </text:list>
        <text:p text:style-name="P51"><text:span text:style-name="T79"/></text:p>
        <text:list xml:id="list213020683194615" text:continue-numbering="true" text:style-name="L6">
          <text:list-header>
            <text:p text:style-name="P40"><text:span text:style-name="T69">get_temperature()</text:span></text:p>
            <text:p text:style-name="P37"/>
            <text:p text:style-name="P37">que retorna um <text:span text:style-name="T69">float </text:span>com o valor da temperatura ambiente. <text:span text:style-name="T86">Essa função manda uma mensagem ao servidor requisitando a temperatura ambiente através da conexão </text:span><text:span text:style-name="T11">socket</text:span><text:span text:style-name="T17">.</text:span></text:p>
          </text:list-header>
        </text:list>
        <text:p text:style-name="P39"/>
        <text:list xml:id="list4023346595790020975" text:style-name="L7">
          <text:list-item>
            <text:p text:style-name="P21">Servidor</text:p>
          </text:list-item>
        </text:list>
        <text:list xml:id="list213021941465359" text:continue-list="list213020683194615" text:style-name="L6">
          <text:list-item>
            <text:p text:style-name="P28"><text:span text:style-name="T60">Ao iniciar o programa, cria-se o arquivo de Log. Caso já exista, é sobrescrito. Isto é feito através da função </text:span><text:span text:style-name="T65">LogCreate() </text:span><text:span text:style-name="T85">dentro do arquivo </text:span><text:span text:style-name="T65">log.c</text:span><text:span text:style-name="T28">. </text:span><text:span text:style-name="T31">Durante</text:span><text:span text:style-name="T28"> </text:span><text:span text:style-name="T31">o programa é feita várias chamadas à função </text:span><text:span text:style-name="T65">Log() </text:span><text:span text:style-name="T31">que recebe uma mensagem como parâmetro </text:span><text:span text:style-name="T32">e escreve no arquivo </text:span><text:span text:style-name="T38">gl.log</text:span><text:span text:style-name="T46">. <text:s/></text:span><text:span text:style-name="T47">Todas as mensagens </text:span><text:span text:style-name="T48">c</text:span><text:span text:style-name="T49">ontêm</text:span><text:span text:style-name="T47"> a data e o horário.</text:span></text:p>
          </text:list-item>
        </text:list>
        <text:p text:style-name="P30"><text:span text:style-name="T31"/></text:p>
        <text:list xml:id="list213021188805590" text:continue-numbering="true" text:style-name="L6">
          <text:list-item>
            <text:p text:style-name="P27"><text:span text:style-name="T29">O</text:span><text:span text:style-name="T28"> sinal de interrupção </text:span><text:span text:style-name="T29">é</text:span><text:span text:style-name="T28"> tratado </text:span><text:span text:style-name="T29">através da função </text:span><text:span text:style-name="T62">quit()</text:span><text:span text:style-name="T78">, </text:span><text:span text:style-name="T79">que é responsável por fechar os </text:span><text:span text:style-name="T80">sockets</text:span><text:span text:style-name="T79"> e mostrar uma mensagem de finalização do processo.</text:span></text:p>
            <text:p text:style-name="P27"><text:span text:style-name="T79"/></text:p>
            <text:p text:style-name="P24"><text:span text:style-name="T69">signal(SIGINT, </text:span><text:span text:style-name="T70">quit)</text:span></text:p>
          </text:list-item>
        </text:list>
        <text:p text:style-name="P25"/>
        <text:list xml:id="list213020598150588" text:continue-numbering="true" text:style-name="L6">
          <text:list-item>
            <text:p text:style-name="P33">Em seguida, são criados dois <text:span text:style-name="T9">sockets</text:span><text:span text:style-name="T15"> através da função </text:span><text:span text:style-name="T71">setup()</text:span><text:span text:style-name="T81">, que </text:span><text:span text:style-name="T82">recebe uma porta como parâmetro e </text:span><text:span text:style-name="T81">retorna um descritor d</text:span><text:span text:style-name="T82">o</text:span><text:span text:style-name="T81"> </text:span><text:span text:style-name="T83">socket </text:span><text:span text:style-name="T82">que foi </text:span><text:span text:style-name="T81">aberto. </text:span></text:p>
          </text:list-item>
        </text:list>
        <text:p text:style-name="P54"><text:span text:style-name="T79"/></text:p>
        <text:list xml:id="list213020710051310" text:continue-numbering="true" text:style-name="L6">
          <text:list-header>
            <text:p text:style-name="P34"><text:span text:style-name="T64">server_temp_d = </text:span><text:span text:style-name="T62">s</text:span><text:span text:style-name="T63">etup(PORT_TEMP)</text:span></text:p>
            <text:p text:style-name="P35"><text:span text:style-name="T64">server_key_d = </text:span><text:span text:style-name="T62">s</text:span><text:span text:style-name="T61">etup(PORT_KEY)</text:span></text:p>
          </text:list-header>
        </text:list>
        <text:p text:style-name="P36"><text:span text:style-name="T62"/></text:p>
        <text:list xml:id="list213020470211221" text:continue-numbering="true" text:style-name="L6">
          <text:list-item>
            <text:p text:style-name="P22"><text:span text:style-name="T30">É criada a</text:span><text:span text:style-name="T25"> </text:span><text:span text:style-name="T34">thread</text:span><text:span text:style-name="T40"> </text:span><text:span text:style-name="T44">que monitora a temperatura </text:span><text:span text:style-name="T40">chamando a função:</text:span></text:p>
            <text:p text:style-name="P55"/>
            <text:p text:style-name="P23"><text:span text:style-name="T63">pthread_create(&amp;temp_thread, NULL, recv_request_temp, NULL)</text:span></text:p>
          </text:list-item>
        </text:list>
        <text:p text:style-name="P17"/>
        <text:list xml:id="list213020517537402" text:continue-numbering="true" text:style-name="L6">
          <text:list-header>
            <text:p text:style-name="P53"/>
          </text:list-header>
          <text:list-item>
            <text:p text:style-name="P53"><text:span text:style-name="T17">A </text:span><text:span text:style-name="T15">função </text:span><text:span text:style-name="T73">recv_request_temp</text:span><text:span text:style-name="T74">()</text:span><text:span text:style-name="T73"> </text:span><text:span text:style-name="T17">é uma </text:span><text:span text:style-name="T11">thread</text:span><text:span text:style-name="T17"> que escuta a porta 8080 esperando uma requisição de temperatura. Havendo uma requisição, o servidor aceita a conexão e chama a função </text:span><text:span text:style-name="T74">get_temp_uart()</text:span><text:span text:style-name="T15">, </text:span><text:span text:style-name="T17">no qual faz uma con</text:span><text:span text:style-name="T15">exão com o Arduino solicitando a temperatura ambiente atual. Retorna um </text:span><text:span text:style-name="T72">float </text:span><text:span text:style-name="T15">com o valor da temperatura.</text:span></text:p>
            <text:p text:style-name="P53"><text:span text:style-name="T15"/></text:p>
          </text:list-item>
          <text:list-item>
            <text:p text:style-name="P31"><text:span text:style-name="T45">É criada a segunda </text:span><text:span text:style-name="T37">thread</text:span><text:span text:style-name="T45"> que altera o valor da chave do ar-condicionado, chamando a função:</text:span></text:p>
            <text:p text:style-name="P57"/>
            <text:p text:style-name="P24"><text:span text:style-name="T63">pthread_create(&amp;temp_thread, NULL, recv_request_</text:span><text:span text:style-name="T64">key</text:span><text:span text:style-name="T63">, NULL)</text:span></text:p>
          </text:list-item>
        </text:list>
        <text:p text:style-name="P32"><text:span text:style-name="T45"/></text:p>
        <text:list xml:id="list213021710171173" text:continue-numbering="true" text:style-name="L6">
          <text:list-header>
            <text:p text:style-name="P42"><text:span text:style-name="T15"/></text:p>
          </text:list-header>
          <text:list-item>
            <text:p text:style-name="P48">A <text:span text:style-name="T84">função </text:span><text:span text:style-name="T63">recv_request_</text:span><text:span text:style-name="T64">key</text:span><text:span text:style-name="T61">()</text:span><text:span text:style-name="T64"> </text:span>é uma <text:span text:style-name="T9">thread </text:span><text:span text:style-name="T15"><text:s/>que </text:span><text:span text:style-name="T19">escuta a porta 3000 esperando uma requisição de alteração da chave de estado. Havendo uma requisição, o servidor aceita a conexão e chama a função </text:span><text:span text:style-name="T66">change_air_state()</text:span><text:span text:style-name="T15">, </text:span><text:span text:style-name="T19">no qual v</text:span><text:span text:style-name="T84">erifica o dado passado pelo cliente (</text:span><text:span text:style-name="T12">on </text:span><text:span text:style-name="T18">ou </text:span><text:span text:style-name="T12">off</text:span><text:span text:style-name="T18">) e faz uma conexão com o Arduino solicitando que ele ligue ou desligue o ar-condicionado.</text:span></text:p>
            <text:p text:style-name="P43"/>
          </text:list-item>
          <text:list-item>
            <text:p text:style-name="P42"><text:span text:style-name="T15">Para </text:span><text:span text:style-name="T21">requisitar a temperatura</text:span><text:span text:style-name="T15"> via UART, foi chamada a função</text:span></text:p>
          </text:list-item>
        </text:list>
        <text:p text:style-name="P58"/>
        <text:list xml:id="list213021253122065" text:continue-numbering="true" text:style-name="L6">
          <text:list-header>
            <text:p text:style-name="P46"><text:span text:style-name="T67">get_temp_uart</text:span><text:span text:style-name="T61">()</text:span></text:p>
          </text:list-header>
        </text:list>
        <text:p text:style-name="P41"/>
        <text:list xml:id="list213020509048847" text:continue-numbering="true" text:style-name="L6">
          <text:list-header>
            <text:p text:style-name="P44"><text:soft-page-break/>Esta função <text:span text:style-name="T19">abre </text:span><text:span text:style-name="T21">o </text:span><text:span text:style-name="T19">arquivo <text:s/></text:span><text:span text:style-name="T66">/dev/ttyAMA0 </text:span><text:span text:style-name="T20"><text:s/></text:span><text:span text:style-name="T21">no Raspberry PI </text:span><text:span text:style-name="T20">e escreve o </text:span><text:span text:style-name="T13">byte</text:span><text:span text:style-name="T20"> </text:span><text:span text:style-name="T67">0x05 </text:span><text:span text:style-name="T47">nele. Em caso de falha, o Arduino responderá com <text:s/></text:span><text:span text:style-name="T67">0xE1</text:span><text:span text:style-name="T33">, caso contrário retorna um </text:span><text:span text:style-name="T39">float </text:span><text:span text:style-name="T47">com a temperatura atual. A função fecha o arquivo e retorna para função </text:span><text:span text:style-name="T67">recv_request_temp()</text:span><text:span text:style-name="T47">, em caso de erro o valor -273.15 (valor do zero absoluto) é enviado.</text:span></text:p>
          </text:list-header>
        </text:list>
        <text:p text:style-name="P45"><text:span text:style-name="T47"/></text:p>
        <text:list xml:id="list213020536826261" text:continue-numbering="true" text:style-name="L6">
          <text:list-item>
            <text:p text:style-name="P49"><text:span text:style-name="T47">P</text:span><text:span text:style-name="T40">ara requisitar que o ar-condicionado seja ligado ou desligado, foi chamada a função</text:span></text:p>
          </text:list-item>
        </text:list>
        <text:p text:style-name="P59"/>
        <text:list xml:id="list213021497969920" text:continue-numbering="true" text:style-name="L6">
          <text:list-header>
            <text:p text:style-name="P47"><text:span text:style-name="T68">change_air_state</text:span><text:span text:style-name="T61">(</text:span><text:span text:style-name="T68">bool state</text:span><text:span text:style-name="T61">)</text:span></text:p>
          </text:list-header>
        </text:list>
        <text:p text:style-name="P19"/>
        <text:list xml:id="list4667209728929517325" text:style-name="L8">
          <text:list-header>
            <text:p text:style-name="P18">Esta função <text:span text:style-name="T19">abre </text:span><text:span text:style-name="T21">o </text:span><text:span text:style-name="T19">arquivo <text:s/></text:span><text:span text:style-name="T75">/dev/ttyAMA0 </text:span><text:span text:style-name="T20"><text:s/></text:span><text:span text:style-name="T21">no Raspberry PI </text:span><text:span text:style-name="T20">e escreve o </text:span><text:span text:style-name="T13">byte </text:span><text:span text:style-name="T76">0x0</text:span><text:span text:style-name="T77">1</text:span><text:span text:style-name="T20"> </text:span><text:span text:style-name="T21">ou </text:span><text:span text:style-name="T77">0x00</text:span><text:span text:style-name="T21"> ne</text:span><text:span text:style-name="T20">le </text:span><text:span text:style-name="T21">para ligar ou desligar o ar-condicionado, respectivamente</text:span><text:span text:style-name="T20">. Em caso de falha, o Arduino responderá com <text:s/></text:span><text:span text:style-name="T76">0xE1</text:span><text:span text:style-name="T87">, caso contrário retorna um </text:span><text:span text:style-name="T13">byte <text:s/></text:span><text:span text:style-name="T76">0x</text:span><text:span text:style-name="T77">A</text:span><text:span text:style-name="T76">1 </text:span><text:span text:style-name="T88">indicando o recebimento do comando.</text:span></text:p>
          </text:list-header>
        </text:list>
        <text:p text:style-name="P4"/>
        <text:list xml:id="list213022296780523" text:continue-list="list213022125246505" text:style-name="WW8Num5">
          <text:list-item>
            <text:h text:style-name="P63" text:outline-level="1"><text:span text:style-name="T27">Conclusão</text:span></text:h>
          </text:list-item>
        </text:list>
        <text:p text:style-name="P15"><text:span text:style-name="T88">Este trabalho foi importante para concretizar os conhecimentos adquiridos em sala de aula. Este trabalho foi bastante interessante, pois trabalha com variados conceitos, tais como o envio e recebimento de mensagens via rede (</text:span><text:span text:style-name="T13">socket</text:span><text:span text:style-name="T21">) e via porta serial (</text:span><text:span text:style-name="T13">uart</text:span><text:span text:style-name="T21">), além de trabalhar com outros protocolos de rede (TCP, SSH), realização de programação e lógica levando em consideração os aspectos da limitação de um ambiente embarcado (</text:span><text:span text:style-name="T13">hardware</text:span><text:span text:style-name="T21">) e programação concorrente através de </text:span><text:span text:style-name="T13">threads</text:span><text:span text:style-name="T21">, entre outros conceitos. <text:s/></text:span></text:p>
        <text:p text:style-name="P20"/>
        <text:p text:style-name="P7">Re<text:span text:style-name="T56">ferências</text:span></text:p>
        <text:list xml:id="list1270756449929818118" text:style-name="WW8Num6">
          <text:list-item>
            <text:p text:style-name="P75"><text:span text:style-name="T3">ROSS, Kurose. Redes de computadores e a internet: uma abordagem top-down</text:span><text:span text:style-name="T1">, </text:span><text:span text:style-name="T3">2008</text:span><text:span text:style-name="T1">.</text:span></text:p>
          </text:list-item>
          <text:list-item>
            <text:p text:style-name="P77"><text:span text:style-name="T51">PENHA</text:span><text:span text:style-name="T50">, Dulcinéia Oliveira d</text:span><text:span text:style-name="T51">a</text:span><text:span text:style-name="T50">, </text:span>Análise Comparativa do Uso de Multi-Thread e OpenMP Aplicados a Operações de Convolução de Imagem<text:span text:style-name="T50">, </text:span><text:span text:style-name="T51">2002</text:span><text:span text:style-name="T50">.</text:span></text:p>
          </text:list-item>
          <text:list-item>
            <text:p text:style-name="P76"><text:span text:style-name="T4">MONTEIRO, Miguel Pimenta. Sistemas Operacionais. 2010</text:span><text:span text:style-name="T1">.</text:span></text:p>
          </text:list-item>
        </text:list>
      </text:section>
      <text:section text:style-name="Sect4" text:name="Seção4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font-name-asian="MS Mincho" style:font-family-asian="'MS Mincho', 'ＭＳ 明朝'" style:font-family-generic-asian="moder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5" style:class="text">
      <style:paragraph-properties fo:margin-left="0cm" fo:margin-right="0cm" fo:margin-top="0.282cm" fo:margin-bottom="0.141cm" style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pt" fo:country="BR" style:font-name-asian="MS Mincho" style:font-family-asian="'MS Mincho', 'ＭＳ 明朝'" style:font-family-generic-asian="modern" style:language-asian="pt" style:country-asian="BR"/>
    </style:style>
    <style:style style:name="Heading_20_2" style:display-name="Heading 2" style:family="paragraph" style:parent-style-name="Standard" style:next-style-name="Standard" style:default-outline-level="2" style:list-style-name="WW8Num5" style:class="text">
      <style:paragraph-properties fo:margin-left="0.508cm" fo:margin-right="0cm" fo:margin-top="0.212cm" fo:margin-bottom="0.106cm" style:contextual-spacing="false" fo:text-align="start" style:justify-single-word="false" fo:keep-together="always" fo:text-indent="-0.508cm" style:auto-text-indent="false" fo:keep-with-next="always">
        <style:tab-stops>
          <style:tab-stop style:position="0.508cm"/>
        </style:tab-stops>
      </style:paragraph-properties>
      <style:text-properties fo:language="pt" fo:country="BR"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5" style:class="text">
      <style:paragraph-properties fo:margin-left="0cm" fo:margin-right="0cm" fo:line-height="0.423cm" fo:text-align="justify" style:justify-single-word="false" fo:text-indent="0.508cm" style:auto-text-indent="false">
        <style:tab-stops>
          <style:tab-stop style:position="0.953cm"/>
        </style:tab-stops>
      </style:paragraph-properties>
      <style:text-properties fo:language="pt" fo:country="BR"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5" style:class="text">
      <style:paragraph-properties fo:margin-left="0cm" fo:margin-right="0cm" fo:margin-top="0.071cm" fo:margin-bottom="0.071cm" style:contextual-spacing="false" fo:text-align="justify" style:justify-single-word="false" fo:text-indent="0.889cm" style:auto-text-indent="false">
        <style:tab-stops>
          <style:tab-stop style:position="1.27cm"/>
          <style:tab-stop style:position="1.448cm"/>
        </style:tab-stops>
      </style:paragraph-properties>
      <style:text-properties fo:language="pt" fo:country="BR"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5" style:display-name="Heading 5" style:family="paragraph" style:parent-style-name="Standard" style:next-style-name="Standard" style:class="text">
      <style:paragraph-properties fo:margin-top="0.282cm" fo:margin-bottom="0.141cm" style:contextual-spacing="false">
        <style:tab-stops>
          <style:tab-stop style:position="0.635cm"/>
        </style:tab-stops>
      </style:paragraph-properties>
      <style:text-properties fo:font-variant="small-caps" fo:language="pt" fo:country="BR" style:language-asian="pt" style:country-asian="BR"/>
    </style:style>
    <style:style style:name="Abstract" style:family="paragraph">
      <style:paragraph-properties fo:margin-left="0cm" fo:margin-right="0cm" fo:margin-top="0cm" fo:margin-bottom="0.353cm" style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3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style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igure_20_caption" style:display-name="figure caption" style:family="paragraph" style:list-style-name="WW8Num7">
      <style:paragraph-properties fo:margin-left="0cm" fo:margin-right="0cm" fo:margin-top="0.141cm" fo:margin-bottom="0.353cm" style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2">
      <style:paragraph-properties fo:margin-top="0cm" fo:margin-bottom="0.071cm" style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cm" fo:margin-right="0cm" fo:margin-top="0cm" fo:margin-bottom="0.212cm" style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pt" style:country-asian="BR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pt" style:country-asian="BR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pt" style:country-asian="BR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6">
      <style:paragraph-properties fo:margin-top="0cm" fo:margin-bottom="0.088cm" style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9">
      <style:paragraph-properties fo:margin-left="0.635cm" fo:margin-right="0cm" fo:margin-top="0.106cm" fo:margin-bottom="0.053cm" style:contextual-spacing="false" fo:text-align="end" style:justify-single-word="false" fo:orphans="2" fo:widows="2" fo:text-indent="0cm" style:auto-text-indent="false">
        <style:tab-stops>
          <style:tab-stop style:position="0.0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font-name-asian="MS Mincho" style:font-family-asian="'MS Mincho', 'ＭＳ 明朝'" style:font-family-generic-asian="moder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8">
      <style:paragraph-properties fo:margin-top="0.423cm" fo:margin-bottom="0.212cm" style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5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style:font-name="Times New Roman" fo:font-family="'Times New Roman'" style:font-family-generic="roman" style:font-pitch="variable" fo:language="pt" fo:country="BR" style:font-name-asian="MS Mincho" style:font-family-asian="'MS Mincho', 'ＭＳ 明朝'" style:font-family-generic-asian="modern" style:language-asian="pt" style:country-asian="BR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outline-level-style>
      <text:outline-level-style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outline-level-style>
      <text:outline-level-style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creation-date>2014-04-23T13:40:00</meta:creation-date>
    <dc:date>2015-10-19T21:30:20.224925056</dc:date>
    <meta:editing-cycles>12</meta:editing-cycles>
    <meta:editing-duration>P2171DT13H37M35S</meta:editing-duration>
    <meta:generator>LibreOffice/4.2.8.2$Linux_X86_64 LibreOffice_project/420m0$Build-2</meta:generator>
    <meta:document-statistic meta:table-count="0" meta:image-count="0" meta:object-count="0" meta:page-count="3" meta:paragraph-count="73" meta:word-count="1273" meta:character-count="8066" meta:non-whitespace-character-count="6882"/>
  </office:meta>
</office:document-meta>
</file>